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3Dumb" svg:font-family="3Dumb" style:font-pitch="variable"/>
    <style:font-face style:name="Amita" svg:font-family="Amita" style:font-pitch="variable"/>
    <style:font-face style:name="Karumbi" svg:font-family="Karumbi" style:font-pitch="variable"/>
    <style:font-face style:name="Lato Heavy" svg:font-family="'Lato Heavy'" style:font-pitch="variable"/>
    <style:font-face style:name="Pincoyablack" svg:font-family="Pincoyablack" style:font-pitch="variable"/>
    <style:font-face style:name="Purisa" svg:font-family="Purisa" style:font-pitch="variable"/>
    <style:font-face style:name="Sawasdee" svg:font-family="Sawasdee" style:font-pitch="variable"/>
    <style:font-face style:name="Waree" svg:font-family="Waree" style:font-pitch="variable"/>
    <style:font-face style:name="eufm10" svg:font-family="eufm10" style:font-pitch="variable"/>
    <style:font-face style:name="Mom´sTypewriter" svg:font-family="Mom´s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5f5d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73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44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733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1.15cm"/>
    </style:style>
    <style:style style:name="gr6" style:family="graphic" style:parent-style-name="standard">
      <style:graphic-properties draw:stroke="none" draw:fill="none" fo:min-height="0.852cm"/>
    </style:style>
    <style:style style:name="gr7" style:family="graphic" style:parent-style-name="standard">
      <style:graphic-properties draw:stroke="none" draw:fill="none" fo:min-height="0.3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4cm" fo:min-width="3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style:font-name="eufm10" fo:font-size="18pt"/>
    </style:style>
    <style:style style:name="P2" style:family="paragraph">
      <loext:graphic-properties draw:fill="none" draw:fill-color="#ffffff"/>
      <style:text-properties style:font-name="Trebuchet MS" fo:font-size="18pt"/>
    </style:style>
    <style:style style:name="P3" style:family="paragraph">
      <loext:graphic-properties draw:fill="none" draw:fill-color="#ffffff"/>
      <style:text-properties style:font-name="Lato Heavy" fo:font-size="18pt"/>
    </style:style>
    <style:style style:name="P4" style:family="paragraph">
      <loext:graphic-properties draw:fill="none"/>
      <style:text-properties style:font-name="Sawasdee" fo:font-size="18pt"/>
    </style:style>
    <style:style style:name="P5" style:family="paragraph">
      <loext:graphic-properties draw:fill="none"/>
      <style:text-properties style:font-name="Purisa" fo:font-size="18pt"/>
    </style:style>
    <style:style style:name="P6" style:family="paragraph">
      <loext:graphic-properties draw:fill="none"/>
      <style:text-properties style:font-name="Karumbi" fo:font-size="18pt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text-properties style:font-name="Amita"/>
    </style:style>
    <style:style style:name="P10" style:family="paragraph">
      <loext:graphic-properties draw:fill="none" draw:fill-color="#ffffff"/>
      <style:text-properties style:font-name="Amita" fo:font-size="18pt"/>
    </style:style>
    <style:style style:name="P11" style:family="paragraph">
      <style:text-properties style:font-name="3Dumb"/>
    </style:style>
    <style:style style:name="P12" style:family="paragraph">
      <loext:graphic-properties draw:fill="none" draw:fill-color="#ffffff"/>
      <style:text-properties style:font-name="3Dumb" fo:font-size="18pt"/>
    </style:style>
    <style:style style:name="P13" style:family="paragraph">
      <style:text-properties style:font-name="Pincoyablack"/>
    </style:style>
    <style:style style:name="P14" style:family="paragraph">
      <loext:graphic-properties draw:fill="none" draw:fill-color="#ffffff"/>
      <style:text-properties style:font-name="Pincoyablack"/>
    </style:style>
    <style:style style:name="P15" style:family="paragraph">
      <loext:graphic-properties draw:fill="none" draw:fill-color="#ffffff"/>
    </style:style>
    <style:style style:name="P16" style:family="paragraph">
      <style:text-properties style:font-name="Mom´sTypewriter"/>
    </style:style>
    <style:style style:name="P17" style:family="paragraph">
      <loext:graphic-properties draw:fill="none" draw:fill-color="#ffffff"/>
      <style:text-properties style:font-name="Mom´sTypewriter"/>
    </style:style>
    <style:style style:name="P18" style:family="paragraph">
      <loext:graphic-properties draw:fill-color="#ffffff"/>
    </style:style>
    <style:style style:name="T1" style:family="text">
      <style:text-properties style:font-name="eufm10" fo:font-size="18pt"/>
    </style:style>
    <style:style style:name="T2" style:family="text">
      <style:text-properties style:font-name="Trebuchet MS" fo:font-size="18pt"/>
    </style:style>
    <style:style style:name="T3" style:family="text">
      <style:text-properties style:font-name="Lato Heavy" fo:font-size="18pt"/>
    </style:style>
    <style:style style:name="T4" style:family="text">
      <style:text-properties style:font-name="Sawasdee" fo:font-size="18pt"/>
    </style:style>
    <style:style style:name="T5" style:family="text">
      <style:text-properties style:font-name="Purisa" fo:font-size="18pt"/>
    </style:style>
    <style:style style:name="T6" style:family="text">
      <style:text-properties style:font-name="Karumbi" fo:font-size="1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Amita" fo:font-size="18pt"/>
    </style:style>
    <style:style style:name="T9" style:family="text">
      <style:text-properties style:font-name="3Dumb" fo:font-size="18pt"/>
    </style:style>
    <style:style style:name="T10" style:family="text">
      <style:text-properties style:font-name="Pincoyablack"/>
    </style:style>
    <style:style style:name="T11" style:family="text">
      <style:text-properties style:font-name="Mom´sTypewri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232cm" svg:height="0.852cm" svg:x="6.8cm" svg:y="7.4cm">
          <draw:text-box>
            <text:p><text:span text:style-name="T1">ante meridiem</text:span></text:p>
          </draw:text-box>
        </draw:frame>
        <draw:frame draw:style-name="gr2" draw:text-style-name="P2" draw:layer="layout" svg:width="4.943cm" svg:height="0.988cm" svg:x="5cm" svg:y="6.612cm">
          <draw:text-box>
            <text:p><text:span text:style-name="T2">Dunning-Gruger</text:span></text:p>
          </draw:text-box>
        </draw:frame>
        <draw:frame draw:style-name="gr3" draw:text-style-name="P3" draw:layer="layout" svg:width="3.233cm" svg:height="0.886cm" svg:x="16.567cm" svg:y="6.514cm">
          <draw:text-box>
            <text:p><text:span text:style-name="T3">M-theory</text:span></text:p>
          </draw:text-box>
        </draw:frame>
        <draw:frame draw:style-name="gr4" draw:text-style-name="P4" draw:layer="layout" svg:width="5.362cm" svg:height="0.963cm" svg:x="11.238cm" svg:y="7.2cm">
          <draw:text-box>
            <text:p><text:span text:style-name="T4">laplace transform</text:span></text:p>
          </draw:text-box>
        </draw:frame>
        <draw:frame draw:style-name="gr5" draw:text-style-name="P5" draw:layer="layout" svg:width="5.6cm" svg:height="1.4cm" svg:x="17cm" svg:y="7.2cm">
          <draw:text-box>
            <text:p><text:span text:style-name="T5">fourier series</text:span></text:p>
          </draw:text-box>
        </draw:frame>
        <draw:frame draw:style-name="gr6" draw:text-style-name="P6" draw:layer="layout" svg:width="3.707cm" svg:height="1.102cm" svg:x="13.293cm" svg:y="6.298cm">
          <draw:text-box>
            <text:p><text:span text:style-name="T6">Democritus</text:span></text:p>
          </draw:text-box>
        </draw:frame>
        <draw:frame draw:style-name="gr7" draw:text-style-name="P8" draw:layer="layout" svg:width="2.145cm" svg:height="0.646cm" svg:x="10cm" svg:y="6.354cm">
          <draw:text-box>
            <text:p text:style-name="P7"><text:span text:style-name="T7">Theocritus</text:span></text:p>
          </draw:text-box>
        </draw:frame>
        <draw:frame draw:style-name="gr8" draw:text-style-name="P10" draw:layer="layout" svg:width="2.602cm" svg:height="1.487cm" svg:x="12.6cm" svg:y="5.4cm">
          <draw:text-box>
            <text:p text:style-name="P9"><text:span text:style-name="T8">Ubuntu</text:span></text:p>
          </draw:text-box>
        </draw:frame>
        <draw:frame draw:style-name="gr9" draw:text-style-name="P12" draw:layer="layout" svg:width="4.295cm" svg:height="1.314cm" svg:x="17.8cm" svg:y="5.6cm">
          <draw:text-box>
            <text:p text:style-name="P11"><text:span text:style-name="T9">Carpe Diem</text:span></text:p>
          </draw:text-box>
        </draw:frame>
        <draw:frame draw:style-name="gr10" draw:text-style-name="P14" draw:layer="layout" svg:width="3.851cm" svg:height="0.89cm" svg:x="6.749cm" svg:y="5.71cm">
          <draw:text-box>
            <text:p text:style-name="P13"><text:span text:style-name="T10">Issac Newton</text:span></text:p>
          </draw:text-box>
        </draw:frame>
        <draw:frame draw:style-name="gr10" draw:text-style-name="P15" draw:layer="layout" svg:width="1.84cm" svg:height="0.962cm" svg:x="3.4cm" svg:y="5.556cm">
          <draw:text-box>
            <text:p>Gaia</text:p>
          </draw:text-box>
        </draw:frame>
        <draw:frame draw:style-name="gr10" draw:text-style-name="P15" draw:layer="layout" svg:width="4.63cm" svg:height="0.962cm" svg:x="22.095cm" svg:y="6.914cm">
          <draw:text-box>
            <text:p>Terry Pratchett</text:p>
          </draw:text-box>
        </draw:frame>
        <draw:frame draw:style-name="gr10" draw:text-style-name="P17" draw:layer="layout" svg:width="7.665cm" svg:height="1.009cm" svg:x="0.4cm" svg:y="7.238cm">
          <draw:text-box>
            <text:p text:style-name="P16"><text:span text:style-name="T11">H</text:span><text:span text:style-name="T11">a</text:span><text:span text:style-name="T11">w</text:span><text:span text:style-name="T11">k</text:span><text:span text:style-name="T11">i</text:span><text:span text:style-name="T11">n</text:span><text:span text:style-name="T11">s</text:span><text:span text:style-name="T11"> </text:span><text:span text:style-name="T11">R</text:span><text:span text:style-name="T11">a</text:span><text:span text:style-name="T11">d</text:span><text:span text:style-name="T11">i</text:span><text:span text:style-name="T11">a</text:span><text:span text:style-name="T11">t</text:span><text:span text:style-name="T11">i</text:span><text:span text:style-name="T11">o</text:span><text:span text:style-name="T11">n</text:span></text:p>
          </draw:text-box>
        </draw:frame>
        <draw:frame draw:style-name="gr11" draw:text-style-name="P15" draw:layer="layout" svg:width="9.8cm" svg:height="0.962cm" svg:x="8.2cm" svg:y="8cm">
          <draw:text-box>
            <text:p/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3Dumb" svg:font-family="3Dumb" style:font-pitch="variable"/>
    <style:font-face style:name="Amita" svg:font-family="Amita" style:font-pitch="variable"/>
    <style:font-face style:name="Karumbi" svg:font-family="Karumbi" style:font-pitch="variable"/>
    <style:font-face style:name="Lato Heavy" svg:font-family="'Lato Heavy'" style:font-pitch="variable"/>
    <style:font-face style:name="Pincoyablack" svg:font-family="Pincoyablack" style:font-pitch="variable"/>
    <style:font-face style:name="Purisa" svg:font-family="Purisa" style:font-pitch="variable"/>
    <style:font-face style:name="Sawasdee" svg:font-family="Sawasdee" style:font-pitch="variable"/>
    <style:font-face style:name="Waree" svg:font-family="Waree" style:font-pitch="variable"/>
    <style:font-face style:name="eufm10" svg:font-family="eufm10" style:font-pitch="variable"/>
    <style:font-face style:name="Mom´sTypewriter" svg:font-family="Mom´s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7T14:20:27.592150448</meta:creation-date>
    <dc:date>2019-02-17T15:24:38.018844607</dc:date>
    <meta:editing-duration>PT38M36S</meta:editing-duration>
    <meta:editing-cycles>2</meta:editing-cycles>
    <meta:generator>LibreOffice/6.0.7.3$Linux_X86_64 LibreOffice_project/00m0$Build-3</meta:generator>
    <meta:document-statistic meta:object-count="37"/>
  </office:meta>
</office:document-meta>
</file>